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6.1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opacity="0%" draw:fill="none" draw:textarea-horizontal-align="justify" draw:textarea-vertical-align="middle" draw:auto-grow-height="false" fo:min-height="0.464cm" fo:min-width="0.328cm"/>
    </style:style>
    <style:style style:name="gr4" style:family="graphic" style:parent-style-name="standard">
      <style:graphic-properties draw:textarea-horizontal-align="justify" draw:textarea-vertical-align="middle" draw:auto-grow-height="false" fo:min-height="0.863cm" fo:min-width="3.887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4.453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4.834cm"/>
    </style:style>
    <style:style style:name="gr7" style:family="graphic" style:parent-style-name="standard">
      <style:graphic-properties draw:stroke="none" draw:fill-color="#f68e76" draw:textarea-horizontal-align="justify" draw:textarea-vertical-align="middle" draw:auto-grow-height="false" fo:min-height="1.147cm" fo:min-width="2.675cm"/>
    </style:style>
    <style:style style:name="gr8" style:family="graphic" style:parent-style-name="standard">
      <style:graphic-properties draw:stroke="none" draw:fill-color="#c2e0ae" draw:textarea-horizontal-align="justify" draw:textarea-vertical-align="middle" draw:auto-grow-height="false" fo:min-height="1.147cm" fo:min-width="2.929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4.225cm" fo:min-width="0.3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68e76"/>
      <style:paragraph-properties fo:text-align="center"/>
    </style:style>
    <style:style style:name="P4" style:family="paragraph">
      <loext:graphic-properties draw:fill-color="#c2e0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397cm" svg:x="10.017cm" svg:y="2.016cm">
          <text:p text:style-name="P1">Is mileage &gt; 120,000?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17cm" svg:y1="3.383cm" svg:x2="16.748cm" svg:y2="5.318cm">
          <text:p/>
        </draw:line>
        <draw:custom-shape draw:style-name="gr3" draw:text-style-name="P2" draw:layer="layout" svg:width="0.828cm" svg:height="0.714cm" svg:x="10.652cm" svg:y="3.715cm">
          <text:p text:style-name="P1">Yes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0.828cm" svg:height="0.714cm" svg:x="14.97cm" svg:y="3.794cm">
          <text:p text:style-name="P1">No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4.387cm" svg:height="1.113cm" svg:x="14.393cm" svg:y="5.348cm">
          <text:p text:style-name="P1">Is mpg &lt; 3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53cm" svg:height="1.143cm" svg:x="7.223cm" svg:y="5.318cm">
          <text:p text:style-name="P1">Is age &lt; 5 years?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92cm" svg:y1="3.413cm" svg:x2="9.661cm" svg:y2="5.348cm">
          <text:p/>
        </draw:line>
        <draw:line draw:style-name="gr2" draw:text-style-name="P2" draw:layer="layout" svg:x1="8.391cm" svg:y1="6.461cm" svg:x2="11.922cm" svg:y2="8.396cm">
          <text:p/>
        </draw:line>
        <draw:custom-shape draw:style-name="gr3" draw:text-style-name="P2" draw:layer="layout" svg:width="0.828cm" svg:height="0.714cm" svg:x="5.826cm" svg:y="6.793cm">
          <text:p text:style-name="P1">Yes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0.828cm" svg:height="0.714cm" svg:x="10.144cm" svg:y="6.872cm">
          <text:p text:style-name="P1">No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8.366cm" svg:y1="6.491cm" svg:x2="4.835cm" svg:y2="8.426cm">
          <text:p/>
        </draw:line>
        <draw:line draw:style-name="gr2" draw:text-style-name="P2" draw:layer="layout" svg:x1="18.272cm" svg:y1="6.461cm" svg:x2="21.803cm" svg:y2="8.396cm">
          <text:p/>
        </draw:line>
        <draw:custom-shape draw:style-name="gr3" draw:text-style-name="P2" draw:layer="layout" svg:width="0.828cm" svg:height="0.714cm" svg:x="15.707cm" svg:y="6.793cm">
          <text:p text:style-name="P1">Yes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0.828cm" svg:height="0.714cm" svg:x="20.025cm" svg:y="6.872cm">
          <text:p text:style-name="P1">No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18.247cm" svg:y1="6.491cm" svg:x2="16.494cm" svg:y2="8.62cm">
          <text:p/>
        </draw:line>
        <draw:custom-shape draw:style-name="gr6" draw:text-style-name="P1" draw:layer="layout" svg:width="5.334cm" svg:height="1.143cm" svg:x="2.27cm" svg:y="8.493cm">
          <text:p text:style-name="P1">Is price &lt; $8,000?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75cm" svg:height="1.397cm" svg:x="10.144cm" svg:y="8.366cm">
          <text:p text:style-name="P1">Bad val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07cm" svg:y1="9.636cm" svg:x2="9.738cm" svg:y2="11.571cm">
          <text:p/>
        </draw:line>
        <draw:custom-shape draw:style-name="gr3" draw:text-style-name="P2" draw:layer="layout" svg:width="0.828cm" svg:height="0.714cm" svg:x="3.642cm" svg:y="9.968cm">
          <text:p text:style-name="P1">Yes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0.828cm" svg:height="0.714cm" svg:x="7.96cm" svg:y="10.047cm">
          <text:p text:style-name="P1">No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6.182cm" svg:y1="9.666cm" svg:x2="2.651cm" svg:y2="11.601cm">
          <text:p/>
        </draw:line>
        <draw:custom-shape draw:style-name="gr7" draw:text-style-name="P3" draw:layer="layout" svg:width="3.175cm" svg:height="1.397cm" svg:x="8.366cm" svg:y="11.668cm">
          <text:p text:style-name="P1">Bad valu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29cm" svg:height="1.397cm" svg:x="1.127cm" svg:y="11.668cm">
          <text:p text:style-name="P1">Good valu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75cm" svg:height="1.397cm" svg:x="14.843cm" svg:y="8.62cm">
          <text:p text:style-name="P1">Bad valu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34cm" svg:height="1.143cm" svg:x="19.415cm" svg:y="8.493cm">
          <text:p text:style-name="P1">Is price &lt; $4,000?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1cm" svg:y1="9.636cm" svg:x2="23.352cm" svg:y2="11.571cm">
          <text:p/>
        </draw:line>
        <draw:custom-shape draw:style-name="gr9" draw:text-style-name="P2" draw:layer="layout" svg:width="0.828cm" svg:height="4.475cm" svg:x="18.247cm" svg:y="8.62cm">
          <text:p text:style-name="P1">Yes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0.828cm" svg:height="0.714cm" svg:x="21.447cm" svg:y="10.017cm">
          <text:p text:style-name="P1">No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" draw:layer="layout" svg:width="3.175cm" svg:height="1.397cm" svg:x="21.828cm" svg:y="11.668cm">
          <text:p text:style-name="P1">Bad valu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29cm" svg:height="1.397cm" svg:x="14.589cm" svg:y="11.668cm">
          <text:p text:style-name="P1">Good val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1cm" svg:y1="9.636cm" svg:x2="16.29cm" svg:y2="11.5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6T13:59:32.934662483</meta:creation-date>
    <dc:date>2019-08-16T14:12:35.753512358</dc:date>
    <meta:editing-duration>PT2M52S</meta:editing-duration>
    <meta:editing-cycles>1</meta:editing-cycles>
    <meta:generator>LibreOffice/6.0.7.3$Linux_X86_64 LibreOffice_project/00m0$Build-3</meta:generator>
    <meta:document-statistic meta:object-count="31"/>
  </office:meta>
</office:document-meta>
</file>